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cm" svg:stroke-color="#808080" draw:marker-start-width="0.35cm" draw:marker-end="Arrow" draw:marker-end-width="0.5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cm" svg:stroke-color="#808080" draw:marker-start-width="0.305cm" draw:marker-end="Arrow" draw:marker-end-width="0.5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cm" draw:marker-start-width="0.52cm" draw:marker-end-width="0.52cm" draw:fill="hatch" draw:fill-hatch-name="Hatching_20_1" draw:fill-hatch-solid="fals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draw:marker-start-width="0.52cm" draw:marker-end-width="0.52cm" draw:fill="hatch" draw:fill-hatch-name="Hatching_20_1" draw:fill-hatch-solid="fals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5cm" draw:marker-start-width="1.7cm" draw:marker-end-width="1.7cm" draw:fill="none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827cm" svg:height="13.664cm" svg:x="13.542cm" svg:y="2.74cm" svg:viewBox="0 0 9828 13665" svg:d="m493 13665c80-855-270-1664-467-2490-227-950 1123-1564 700-2567-342-808-409-1690-468-2566-73-1073 1003-1608 1091-2567 88-967 379-2046 1167-2490 867-488 1661-667 2643-932 1194-323 1494 935 2414 1088h932l779 544 544 79">
          <text:p/>
        </draw:path>
        <draw:path draw:style-name="gr2" draw:text-style-name="P1" draw:layer="layout" svg:width="13.113cm" svg:height="13.28cm" svg:x="1.8cm" svg:y="3.049cm" svg:viewBox="0 0 13114 13281" svg:d="m12780 13281c-71-812 659-1785 156-2414-756-944-900-1779-544-2566 382-847 347-1709 0-2567-312-773 218-1664 156-2490-77-1017-1020-1573-1323-2567-318-1041-1735-685-2490-232-818 488-1729-3-2567-156-850-153-1696-76-2490 468-882 605-1943 553-2578 1294l-1100 300">
          <text:p/>
        </draw:path>
        <draw:g>
          <draw:line draw:style-name="gr3" draw:text-style-name="P1" draw:layer="layout" svg:x1="11.4cm" svg:y1="2cm" svg:x2="16.9cm" svg:y2="2cm">
            <text:p/>
          </draw:line>
          <draw:custom-shape draw:style-name="gr4" draw:text-style-name="P1" draw:layer="layout" svg:width="5.5cm" svg:height="0.5cm" svg:x="11.4cm" svg:y="1.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cm" svg:y1="1cm" svg:x2="26.94cm" svg:y2="1cm">
          <text:p/>
        </draw:line>
        <draw:polyline draw:style-name="gr5" draw:text-style-name="P1" draw:layer="layout" svg:width="10.939cm" svg:height="11.789cm" svg:x="16cm" svg:y="6cm" svg:viewBox="0 0 10940 11790" draw:points="10940,0 0,0 0,11790">
          <text:p/>
        </draw:polyline>
        <draw:polyline draw:style-name="gr5" draw:text-style-name="P1" draw:layer="layout" svg:width="10.999cm" svg:height="11.789cm" svg:x="1cm" svg:y="6cm" svg:viewBox="0 0 11000 11790" draw:points="0,0 11000,0 11000,11790">
          <text:p/>
        </draw:polyline>
        <draw:line draw:style-name="gr5" draw:text-style-name="P1" draw:layer="layout" svg:x1="1.2cm" svg:y1="1cm" svg:x2="1.2cm" svg:y2="6.1cm">
          <text:p/>
        </draw:line>
        <draw:line draw:style-name="gr5" draw:text-style-name="P1" draw:layer="layout" svg:x1="1.3cm" svg:y1="1cm" svg:x2="1.3cm" svg:y2="6.1cm">
          <text:p/>
        </draw:line>
        <draw:line draw:style-name="gr5" draw:text-style-name="P1" draw:layer="layout" svg:x1="26.7cm" svg:y1="1cm" svg:x2="26.7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51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00:39:38.994000000</meta:creation-date>
    <dc:date>2015-09-13T16:31:13.093000000</dc:date>
    <meta:editing-duration>PT48S</meta:editing-duration>
    <meta:editing-cycles>4</meta:editing-cycles>
    <meta:generator>LibreOffice/4.1.1.2$Windows_x86 LibreOffice_project/7e4286b58adc75a14f6d83f53a03b6c11fa2903</meta:generator>
    <meta:document-statistic meta:object-count="11"/>
  </office:meta>
</office:document-meta>
</file>